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137cm" fo:min-width="3.013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5.448cm" fo:min-width="5.146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color="#808080" draw:fill="none" draw:textarea-vertical-align="middle" loext:decorative="false"/>
    </style:style>
    <style:style style:name="gr4" style:family="graphic" style:parent-style-name="objectwithoutfill">
      <style:graphic-properties svg:stroke-color="#808080" draw:fill="none" draw:fill-color="#729fcf" draw:textarea-vertical-align="middle" loext:decorative="fals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cm" fo:min-width="0cm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text-properties fo:color="#c9211e" loext:opacity="100%" fo:font-size="6pt" style:font-size-asian="6pt" style:font-size-complex="6pt"/>
    </style:style>
    <style:style style:name="P6" style:family="paragraph">
      <loext:graphic-properties draw:fill="none" draw:fill-color="#ffffff"/>
      <style:text-properties fo:color="#c9211e" loext:opacity="100%" fo:font-size="6pt" style:font-size-asian="6pt" style:font-size-complex="6pt"/>
    </style:style>
    <style:style style:name="P7" style:family="paragraph">
      <style:text-properties fo:color="#3465a4" loext:opacity="100%" fo:font-size="12pt"/>
    </style:style>
    <style:style style:name="P8" style:family="paragraph">
      <loext:graphic-properties draw:fill="none" draw:fill-color="#ffffff"/>
      <style:text-properties fo:color="#3465a4" loext:opacity="100%" fo:font-size="12pt"/>
    </style:style>
    <style:style style:name="P9" style:family="paragraph">
      <style:text-properties fo:color="#c9211e" loext:opacity="100%"/>
    </style:style>
    <style:style style:name="P10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color="#c9211e" loext:opacity="100%" style:font-name="Liberation Sans1" style:font-name-asian="Liberation Sans1" style:font-size-asian="6pt" style:font-name-complex="Liberation Sans1" style:font-size-complex="6pt"/>
    </style:style>
    <style:style style:name="T2" style:family="text">
      <style:text-properties fo:color="#3465a4" loext:opacity="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89cm" svg:height="0.539cm" svg:x="3.572cm" svg:y="2.238cm">
          <text:p/>
          <draw:enhanced-geometry svg:viewBox="0 0 21600 21600" draw:glue-points="?f6 10800 10800 21600 ?f5 10800 10800 0" draw:text-areas="?f3 ?f3 ?f4 ?f4" draw:mirror-horizontal="true" draw:mirror-vertical="true" draw:type="trapezoid" draw:modifiers="2325.647536820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7.984cm" svg:height="8.058cm" svg:x="2.051cm" svg:y="1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cm" svg:y1="1cm" svg:x2="6cm" svg:y2="11cm">
          <text:p/>
        </draw:line>
        <draw:line draw:style-name="gr4" draw:text-style-name="P4" draw:layer="layout" svg:x1="1cm" svg:y1="6cm" svg:x2="11cm" svg:y2="6cm">
          <text:p/>
        </draw:line>
        <draw:line draw:style-name="gr5" draw:text-style-name="P3" draw:layer="layout" svg:x1="6cm" svg:y1="6cm" svg:x2="8.5cm" svg:y2="2.75cm">
          <text:p/>
        </draw:line>
        <draw:line draw:style-name="gr5" draw:text-style-name="P3" draw:layer="layout" svg:x1="8.5cm" svg:y1="2.75cm" svg:x2="3.519cm" svg:y2="2.778cm">
          <text:p/>
        </draw:line>
        <draw:line draw:style-name="gr5" draw:text-style-name="P3" draw:layer="layout" svg:x1="10cm" svg:y1="4cm" svg:x2="7cm" svg:y2="1.5cm">
          <text:p/>
        </draw:line>
        <draw:line draw:style-name="gr5" draw:text-style-name="P3" draw:layer="layout" svg:x1="8.5cm" svg:y1="2.75cm" svg:x2="8.5cm" svg:y2="2.25cm">
          <text:p/>
        </draw:line>
        <draw:line draw:style-name="gr5" draw:text-style-name="P3" draw:layer="layout" svg:x1="8.5cm" svg:y1="2.25cm" svg:x2="7.879cm" svg:y2="2.249cm">
          <text:p/>
        </draw:line>
        <draw:custom-shape draw:style-name="gr6" draw:text-style-name="P2" draw:layer="layout" svg:width="0.148cm" svg:height="0.159cm" svg:x="5.985cm" svg:y="2.7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084cm" svg:height="0.106cm" svg:x="8.409cm" svg:y="2.238cm">
          <text:p/>
          <draw:enhanced-geometry svg:viewBox="0 0 21600 21600" draw:type="rectangle" draw:enhanced-path="M 0 0 L 21600 0 21600 21600 0 21600 0 0 Z N"/>
        </draw:custom-shape>
        <draw:path draw:style-name="gr7" draw:text-style-name="P3" draw:layer="layout" svg:width="0.17cm" svg:height="0.119cm" draw:transform="rotate (-1.76330614328987) translate (8.37775625526739cm 2.7689534904828cm)" svg:viewBox="0 0 171 120" svg:d="M0 120c162 0 171-120 171-120">
          <text:p/>
        </draw:path>
        <draw:path draw:style-name="gr7" draw:text-style-name="P3" draw:layer="layout" svg:width="0.12cm" svg:height="0.052cm" draw:transform="rotate (-3.05554792146647) translate (8.49753739033885cm 2.64060272043141cm)" svg:viewBox="0 0 121 53" svg:d="M0 53c116 0 121-53 121-53">
          <text:p/>
        </draw:path>
        <draw:line draw:style-name="gr5" draw:text-style-name="P3" draw:layer="layout" svg:x1="6.006cm" svg:y1="2.736cm" svg:x2="6.006cm" svg:y2="5.996cm">
          <text:p/>
        </draw:line>
        <draw:line draw:style-name="gr7" draw:text-style-name="P3" draw:layer="layout" svg:x1="7.879cm" svg:y1="2.26cm" svg:x2="7.816cm" svg:y2="5.996cm">
          <text:p/>
        </draw:line>
        <draw:line draw:style-name="gr7" draw:text-style-name="P3" draw:layer="layout" svg:x1="8.493cm" svg:y1="2.757cm" svg:x2="8.419cm" svg:y2="5.974cm">
          <text:p/>
        </draw:line>
        <draw:line draw:style-name="gr8" draw:text-style-name="P3" draw:layer="layout" svg:x1="7.826cm" svg:y1="6.006cm" svg:x2="8.441cm" svg:y2="5.995cm">
          <text:p/>
        </draw:line>
        <draw:line draw:style-name="gr8" draw:text-style-name="P3" draw:layer="layout" svg:x1="7.879cm" svg:y1="2.228cm" svg:x2="8.5cm" svg:y2="2.75cm">
          <text:p/>
        </draw:line>
        <draw:frame draw:style-name="gr9" draw:text-style-name="P6" draw:layer="layout" svg:width="1.069cm" svg:height="1.673cm" svg:x="7.635cm" svg:y="2.386cm">
          <draw:text-box>
            <text:p text:style-name="P5"><text:span text:style-name="T1">rdθ</text:span></text:p>
          </draw:text-box>
        </draw:frame>
        <draw:frame draw:style-name="gr10" draw:text-style-name="P8" draw:layer="layout" svg:width="0.762cm" svg:height="1.08cm" svg:x="5.836cm" svg:y="4.936cm">
          <draw:text-box>
            <text:p text:style-name="P7"><text:span text:style-name="T2">θ</text:span></text:p>
          </draw:text-box>
        </draw:frame>
        <draw:line draw:style-name="gr5" draw:text-style-name="P3" draw:layer="layout" svg:x1="8cm" svg:y1="2.25cm" svg:x2="4.376cm" svg:y2="2.249cm">
          <text:p/>
        </draw:line>
        <draw:frame draw:style-name="gr11" draw:text-style-name="P10" draw:layer="layout" svg:width="0.614cm" svg:height="0.962cm" svg:x="7.7cm" svg:y="5.773cm">
          <draw:text-box>
            <text:p text:style-name="P9"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07:18:02.343000000</meta:creation-date>
    <dc:date>2024-03-23T08:24:57.469000000</dc:date>
    <meta:editing-duration>PT1H6M55S</meta:editing-duration>
    <meta:editing-cycles>3</meta:editing-cycles>
    <meta:generator>LibreOffice/7.6.4.1$Windows_X86_64 LibreOffice_project/e19e193f88cd6c0525a17fb7a176ed8e6a3e2aa1</meta:generator>
    <meta:document-statistic meta:object-count="22"/>
  </office:meta>
</office:document-meta>
</file>